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>
    <style:font-face style:font-family-generic="roman" style:name="Liberation Sans" style:font-pitch="variable" svg:font-family="'Liberation Sans'"/>
  </office:font-face-decls>
  <office:automatic-styles>
    <style:style style:family="table-column" style:name="co10">
      <style:table-column-properties style:column-width="6.801cm"/>
    </style:style>
    <style:style style:family="table" style:name="ta1">
      <style:table-properties fo:background-color="transparent"/>
    </style:style>
    <style:style style:family="table-column" style:name="co11">
      <style:table-column-properties style:column-width="7.199cm"/>
    </style:style>
    <style:style style:family="table-column" style:name="co12">
      <style:table-column-properties style:column-width="0.001cm"/>
    </style:style>
    <style:style style:family="table-cell" style:name="ce1">
      <style:table-cell-properties fo:background-color="transparent" style:vertical-align="top"/>
      <style:paragraph-properties fo:text-align="start"/>
      <style:text-properties fo:letter-spacing="normal" fo:font-variant="normal" fo:color="#000000" fo:text-transform="none" fo:font-size="12pt" fo:font-style="normal" fo:language="none" fo:font-weight="bold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row" style:name="ro3">
      <style:table-row-properties style:row-height="0.02cm"/>
    </style:style>
    <style:style style:family="table-row" style:name="ro2">
      <style:table-row-properties style:row-height="0.5cm"/>
    </style:style>
    <style:style style:family="table-cell" style:name="ce2" style:data-style-name="N10100">
      <style:table-cell-properties fo:background-color="transparent" style:vertical-align="top"/>
      <style:paragraph-properties fo:text-align="start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ell" style:name="ce6" style:data-style-name="N10004">
      <style:table-cell-properties fo:background-color="transparent" style:vertical-align="top"/>
      <style:paragraph-properties fo:text-align="end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olumn" style:name="co6">
      <style:table-column-properties style:column-width="2.2cm"/>
    </style:style>
    <style:style style:family="table-cell" style:name="ce5" style:data-style-name="N10030">
      <style:table-cell-properties fo:background-color="transparent" style:vertical-align="top"/>
      <style:paragraph-properties fo:text-align="center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olumn" style:name="co5">
      <style:table-column-properties style:column-width="1.4cm"/>
    </style:style>
    <style:style style:family="table-cell" style:name="ce4">
      <style:table-cell-properties fo:background-color="transparent" style:vertical-align="top"/>
      <style:paragraph-properties fo:text-align="center"/>
      <style:text-properties fo:letter-spacing="normal" fo:font-variant="normal" fo:color="#000000" fo:text-transform="none" fo:font-size="12pt" fo:font-style="normal" fo:language="none" fo:font-weight="bold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olumn" style:name="co8">
      <style:table-column-properties style:column-width="3.1cm"/>
    </style:style>
    <style:style style:family="table-column" style:name="co7">
      <style:table-column-properties style:column-width="3.6cm"/>
    </style:style>
    <style:style style:family="table-cell" style:name="ce3">
      <style:table-cell-properties style:vertical-align="top"/>
    </style:style>
    <style:style style:family="table-column" style:name="co2">
      <style:table-column-properties style:column-width="0.5cm"/>
    </style:style>
    <style:style style:family="table-cell" style:name="ce9" style:data-style-name="N4">
      <style:table-cell-properties fo:background-color="transparent" style:vertical-align="top"/>
      <style:paragraph-properties fo:text-align="end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ell" style:name="ce8">
      <style:table-cell-properties fo:background-color="transparent" style:vertical-align="top"/>
      <style:paragraph-properties fo:text-align="start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olumn" style:name="co4">
      <style:table-column-properties style:column-width="0.69cm"/>
    </style:style>
    <style:style style:family="table-cell" style:name="ce7" style:data-style-name="N10030">
      <style:table-cell-properties fo:background-color="transparent" style:vertical-align="top"/>
      <style:paragraph-properties fo:text-align="justify"/>
      <style:text-properties fo:letter-spacing="normal" fo:font-variant="normal" fo:color="#000000" fo:text-transform="none" fo:font-size="12pt" fo:font-style="normal" fo:language="none" fo:font-weight="normal" fo:text-shadow="none" fo:country="none" text:display="true" style:country-complex="none" style:font-style-asian="normal" style:text-combine="none" style:font-pitch-complex="variable" style:text-rotation-angle="0" style:text-outline="false" style:letter-kerning="false" style:font-name="Liberation Sans" style:language-asian="none" style:font-size-complex="12pt" style:language-complex="none" style:text-overline-mode="continuous" style:country-asian="none" style:font-size-asian="12pt" style:font-family-generic-complex="system" style:text-underline-style="none" style:font-family-complex="FreeSans" style:text-scale="100%" style:font-weight-asian="normal" style:font-family-generic-asian="system" style:font-relief="none" style:text-emphasize="none" style:text-line-through-style="none" style:text-line-through-mode="continuous" style:text-position="0% 100%" style:font-family-asian="'Droid Sans Fallback'" style:font-style-complex="normal" style:text-blinking="false" style:font-pitch-asian="variable" style:font-weight-complex="normal" style:text-underline-mode="continuous"/>
    </style:style>
    <style:style style:family="table-column" style:name="co3">
      <style:table-column-properties style:column-width="2.91cm"/>
    </style:style>
    <style:style style:family="table" style:name="derived_auto_ta1" style:master-page-name="Standard">
      <style:table-properties fo:background-color="transparent"/>
    </style:style>
    <style:style style:family="table-column" style:name="co9">
      <style:table-column-properties style:column-width="3.999cm"/>
    </style:style>
    <number:text-style number:language="fr" number:country="LU" style:name="N10100">
      <number:text-content/>
    </number:text-style>
    <number:date-style number:language="fr" number:format-source="language" number:country="LU" number:automatic-order="true" style:name="N10030">
      <number:day/>
      <number:text>/</number:text>
      <number:month/>
      <number:text>/</number:text>
      <number:year/>
    </number:date-style>
    <number:number-style number:language="fr" number:country="LU" style:name="N10004">
      <number:number number:min-integer-digits="1" number:grouping="true" number:decimal-places="2"/>
    </number:number-style>
    <number:number-style number:language="en" number:country="US" style:name="N4">
      <number:number number:min-integer-digits="1" number:grouping="true" number:decimal-places="2"/>
    </number:number-style>
  </office:automatic-styles>
  <office:body>
    <office:text>
      <table:calculation-settings>
        <table:null-date table:date-value="1900-01-01"/>
      </table:calculation-settings>
      <table:table table:style-name="ta1" table:name="Detail0">
        <table:table-columns>
          <table:table-column table:style-name="co2"/>
          <table:table-column table:style-name="co7"/>
          <table:table-column table:style-name="co5"/>
          <table:table-column table:style-name="co6"/>
          <table:table-column table:style-name="co7"/>
          <table:table-column table:style-name="co7"/>
          <table:table-column table:style-name="co7"/>
          <table:table-column table:style-name="co7"/>
          <table:table-column table:style-name="co7"/>
        </table:table-columns>
        <table:table-row table:style-name="ro2">
          <table:table-cell office:value-type="string">
            <text:p/>
          </table:table-cell>
          <table:table-cell table:style-name="ce5" office:date-value="2012-02-18T00:00:00.0Z" office:value-type="date">
            <text:p/>
          </table:table-cell>
          <table:table-cell table:style-name="ce2" office:string-value="USD" office:value-type="string">
            <text:p>This text should not appear</text:p>
          </table:table-cell>
          <table:table-cell office:value-type="string"/>
          <table:table-cell table:style-name="ce5" office:date-value="2012-04-01T00:00:00.0Z" office:value-type="date">
            <text:p/>
          </table:table-cell>
          <table:table-cell table:style-name="ce6" office:value="500000.00" office:value-type="float">
            <text:p/>
          </table:table-cell>
          <table:table-cell table:style-name="ce5" office:date-value="2012-03-25T00:00:00.0Z" office:value-type="date">
            <text:p/>
          </table:table-cell>
          <table:table-cell table:style-name="ce7" office:date-value="2012-03-28T00:00:00.0Z" office:value-type="date">
            <text:p/>
          </table:table-cell>
          <table:table-cell table:style-name="ce6" office:value="500000.00" office:value-type="float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/>
  <office:styles/>
  <office:automatic-styles>
    <style:style style:family="table" style:name="ta1">
      <style:table-properties fo:background-color="transparent"/>
    </style:style>
    <style:style style:family="table-column" style:name="co1">
      <style:table-column-properties style:column-width="25.7cm"/>
    </style:style>
    <style:style style:family="table-row" style:name="ro1">
      <style:table-row-properties style:row-height="0.026cm"/>
    </style:style>
    <style:page-layout style:name="Mpm1">
      <style:page-layout-properties fo:margin-right="2cm" fo:page-height="21cm" fo:margin-left="2cm" fo:background-color="transparent" fo:margin-bottom="2cm" fo:page-width="29.7cm" fo:margin-top="2cm" fo:padding="0cm" style:paper-tray-name="[From printer settings]" style:num-format="1" style:shadow="none" style:print-orientation="landscape"/>
      <style:header-style>
        <style:header-footer-properties fo:margin-right="0cm" fo:margin-left="0cm" fo:background-color="transparent" fo:margin-bottom="0cm" fo:padding="0cm" svg:height="0.26000000536441803mm" style:shadow="none">
          <style:background-image/>
        </style:header-footer-properties>
      </style:header-style>
      <style:footer-style>
        <style:header-footer-properties fo:margin-right="0cm" fo:margin-left="0cm" fo:background-color="transparent" fo:margin-top="0cm" fo:padding="0cm" svg:height="0.26000000536441803mm" style:shadow="non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      <table:table table:style-name="ta1" table:name="Page_header0"><table:table-columns><table:table-column table:style-name="co1"/></table:table-columns><table:table-row table:style-name="ro1"><table:table-cell table:number-columns-spanned="1" office:value-type="string"><text:p/></table:table-cell></table:table-row></table:table>
null</style:header>
      <style:footer>
        <table:table table:style-name="ta1" table:name="Page_footer0">
          <table:table-columns>
            <table:table-column table:style-name="co1"/>
          </table:table-columns>
          <table:table-row table:style-name="ro1">
            <table:table-cell table:number-columns-spanned="1" office:value-type="string">
              <text:p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draw="urn:oasis:names:tc:opendocument:xmlns:drawing:1.0" xmlns:form="urn:oasis:names:tc:opendocument:xmlns:form:1.0" xmlns:grddl="http://www.w3.org/2003/g/data-view#" xmlns:number="urn:oasis:names:tc:opendocument:xmlns:datastyle:1.0" xmlns:office="urn:oasis:names:tc:opendocument:xmlns:office:1.0" xmlns:ooo="http://openoffice.org/2004/office" xmlns:rpt="http://openoffice.org/2005/report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 xmlns:meta="urn:oasis:names:tc:opendocument:xmlns:meta:1.0">LibreOffice/4.0$Linux_X86_64 LibreOffice_project/9dc49305664a991e5f9f687bc12c4268aef935e/report_builder</meta:generator>
  </office:meta>
</office:document-meta>
</file>